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99cm"/>
    </style:style>
    <style:style style:name="Table1.B" style:family="table-column">
      <style:table-column-properties style:column-width="1cm"/>
    </style:style>
    <style:style style:name="Table1.A1" style:family="table-cell">
      <style:table-cell-properties fo:padding="0.097cm" fo:border-left="0.002cm solid #000000" fo:border-right="none" fo:border-top="0.002cm solid #000000" fo:border-bottom="0.002cm solid #000000"/>
    </style:style>
    <style:style style:name="Table1.L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L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line-height="150%" fo:text-align="justify" style:justify-single-word="false" fo:break-before="page"/>
    </style:style>
    <style:style style:name="P2" style:family="paragraph" style:parent-style-name="Heading_20_1">
      <style:paragraph-properties fo:line-height="150%"/>
    </style:style>
    <style:style style:name="P3" style:family="paragraph" style:parent-style-name="Heading_20_1">
      <style:paragraph-properties fo:line-height="150%" fo:text-align="justify"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fo:font-style="normal" style:font-style-asian="normal" style:font-style-complex="normal"/>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text-properties fo:font-size="18pt" style:font-size-asian="18pt" style:font-size-complex="18pt"/>
    </style:style>
    <style:style style:name="P8" style:family="paragraph" style:parent-style-name="Standard">
      <style:paragraph-properties fo:line-height="100%"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9cm" fo:line-height="150%" fo:text-align="justify" style:justify-single-word="false"/>
    </style:style>
    <style:style style:name="P12" style:family="paragraph" style:parent-style-name="Standard">
      <style:paragraph-properties fo:margin-top="0cm" fo:margin-bottom="0.9cm" fo:line-height="150%" fo:text-align="justify" style:justify-single-word="false"/>
      <style:text-properties fo:font-weight="normal" style:font-weight-asian="normal" style:font-weight-complex="normal"/>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6" style:family="paragraph" style:parent-style-name="Text_20_body">
      <style:paragraph-properties fo:line-height="150%" fo:text-align="justify" style:justify-single-word="false"/>
    </style:style>
    <style:style style:name="P17" style:family="paragraph" style:parent-style-name="Text_20_body" style:list-style-name="L2">
      <style:paragraph-properties fo:line-height="150%" fo:text-align="justify" style:justify-single-word="false"/>
    </style:style>
    <style:style style:name="P18" style:family="paragraph" style:parent-style-name="Text_20_body" style:list-style-name="L3">
      <style:paragraph-properties fo:line-height="150%" fo:text-align="justify" style:justify-single-word="false"/>
    </style:style>
    <style:style style:name="P19" style:family="paragraph" style:parent-style-name="Text_20_body" style:list-style-name="L4">
      <style:paragraph-properties fo:line-height="150%" fo:text-align="justify" style:justify-single-word="false"/>
    </style:style>
    <style:style style:name="P20" style:family="paragraph" style:parent-style-name="Text_20_body" style:list-style-name="L5">
      <style:paragraph-properties fo:line-height="150%" fo:text-align="justify" style:justify-single-word="false"/>
    </style:style>
    <style:style style:name="P21" style:family="paragraph" style:parent-style-name="Text_20_body" style:list-style-name="L6">
      <style:paragraph-properties fo:line-height="150%" fo:text-align="justify" style:justify-single-word="false"/>
    </style:style>
    <style:style style:name="P22" style:family="paragraph" style:parent-style-name="Text_20_body">
      <style:paragraph-properties fo:line-height="150%" fo:text-align="justify" style:justify-single-word="false"/>
      <style:text-properties fo:font-style="normal" style:font-style-asian="normal" style:font-style-complex="normal"/>
    </style:style>
    <style:style style:name="P23" style:family="paragraph" style:parent-style-name="Text_20_body" style:list-style-name="L6">
      <style:paragraph-properties fo:line-height="150%" fo:text-align="justify" style:justify-single-word="false"/>
      <style:text-properties style:text-underline-style="solid" style:text-underline-type="double" style:text-underline-width="auto" style:text-underline-color="font-color"/>
    </style:style>
    <style:style style:name="P24" style:family="paragraph" style:parent-style-name="Text_20_body" style:list-style-name="L6">
      <style:paragraph-properties fo:line-height="150%" fo:text-align="justify" style:justify-single-word="false"/>
      <style:text-properties style:text-underline-style="none"/>
    </style:style>
    <style:style style:name="P25" style:family="paragraph" style:parent-style-name="Heading_20_2">
      <style:paragraph-properties fo:margin-left="0cm" fo:margin-right="0cm" fo:line-height="150%" fo:text-indent="0cm" style:auto-text-indent="false"/>
    </style:style>
    <style:style style:name="P26" style:family="paragraph" style:parent-style-name="Heading_20_1">
      <style:paragraph-properties fo:line-height="150%" fo:text-align="justify" style:justify-single-word="false"/>
    </style:style>
    <style:style style:name="P27" style:family="paragraph" style:parent-style-name="Heading_20_1">
      <style:paragraph-properties fo:line-height="150%" fo:text-align="justify" style:justify-single-word="false" fo:break-before="pag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Footer">
      <style:paragraph-properties fo:text-align="end"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
      </text:list-level-style-bullet>
      <text:list-level-style-bullet text:level="5" text:style-name="Bullet_20_Symbols" style:num-prefix=" " style:num-suffix=" " text:bullet-char="•">
        <style:list-level-properties text:min-label-distance="0.381cm"/>
        <style:text-properties style:font-name="StarSymbol"/>
      </text:list-level-style-bullet>
      <text:list-level-style-bullet text:level="6" text:style-name="Bullet_20_Symbols" style:num-prefix=" " style:num-suffix=" " text:bullet-char="•">
        <style:list-level-properties text:min-label-distance="0.381cm"/>
        <style:text-properties style:font-name="StarSymbol"/>
      </text:list-level-style-bullet>
      <text:list-level-style-bullet text:level="7" text:style-name="Bullet_20_Symbols" style:num-prefix=" " style:num-suffix=" " text:bullet-char="•">
        <style:list-level-properties text:min-label-distance="0.381cm"/>
        <style:text-properties style:font-name="StarSymbol"/>
      </text:list-level-style-bullet>
      <text:list-level-style-bullet text:level="8" text:style-name="Bullet_20_Symbols" style:num-prefix=" " style:num-suffix=" " text:bullet-char="•">
        <style:list-level-properties text:min-label-distance="0.381cm"/>
        <style:text-properties style:font-name="StarSymbol"/>
      </text:list-level-style-bullet>
      <text:list-level-style-bullet text:level="9" text:style-name="Bullet_20_Symbols" style:num-prefix=" " style:num-suffix=" " text:bullet-char="•">
        <style:list-level-properties text:min-label-distance="0.381cm"/>
        <style:text-properties style:font-name="StarSymbol"/>
      </text:list-level-style-bullet>
      <text:list-level-style-bullet text:level="10" text:style-name="Bullet_20_Symbols" style:num-prefix=" " style:num-suffix=" " text:bullet-char="•">
        <style:list-level-properties text:min-label-distance="0.381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SERGIPE</text:p>
      <text:p text:style-name="P8">CENTRO DE CIÊNCIAS SOCIAIS APLICADAS</text:p>
      <text:p text:style-name="P8">DEPARTAMENTO DE DIREITO</text:p>
      <text:p text:style-name="P7"/>
      <text:p text:style-name="P7"/>
      <text:p text:style-name="P7"/>
      <text:p text:style-name="P7"/>
      <text:p text:style-name="P7"/>
      <text:p text:style-name="P7"/>
      <text:p text:style-name="P7"/>
      <text:p text:style-name="P9">PROJETO DE MONOGRAFIA</text:p>
      <text:p text:style-name="P7"/>
      <text:p text:style-name="P7"/>
      <text:p text:style-name="P9">INVALIDADE JURÍDICA DO PROCESSO VIRTUAL NÃO ASSINADO ELETRONICAMENTE ATRAVÉS DE CERTIFICADO DIGITAL</text:p>
      <text:p text:style-name="P9"/>
      <text:p text:style-name="P9"/>
      <text:p text:style-name="P10">Aluno: Dante Siqueira Regis</text:p>
      <text:p text:style-name="P9"/>
      <text:p text:style-name="P9"/>
      <text:p text:style-name="P9"/>
      <text:p text:style-name="P10">Aracaju/SE</text:p>
      <text:p text:style-name="P13">2008</text:p>
      <text:list text:style-name="L1">
        <text:list-item>
          <text:h text:style-name="P1" text:outline-level="1">Sumário</text:h>
        </text:list-item>
      </text:list>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text:s/>1.Sumário<text:tab/>2</text:p>
          <text:p text:style-name="P31"><text:s/>2.Identificação do Projeto de Monografia<text:tab/>3</text:p>
          <text:p text:style-name="P31"><text:s/>3.Tema<text:tab/>4</text:p>
          <text:p text:style-name="P31"><text:s/>4.Delimitação do tema<text:tab/>4</text:p>
          <text:p text:style-name="P31"><text:s/>5.Formulação do Problema<text:tab/>4</text:p>
          <text:p text:style-name="P32"><text:s/>5.1.Problema<text:tab/>4</text:p>
          <text:p text:style-name="P32"><text:s/>5.2.Sub-problemas<text:tab/>4</text:p>
          <text:p text:style-name="P31"><text:s/>6.Objetivos<text:tab/>4</text:p>
          <text:p text:style-name="P32"><text:s/>6.1.Objetivo Geral<text:tab/>4</text:p>
          <text:p text:style-name="P32"><text:s/>6.2.Objetivos Específicos<text:tab/>4</text:p>
          <text:p text:style-name="P31"><text:s/>7.Hipóteses<text:tab/>5</text:p>
          <text:p text:style-name="P31"><text:s/>8.Variáveis<text:tab/>5</text:p>
          <text:p text:style-name="P31"><text:s/>9.Marco Teórico de Referência<text:tab/>5</text:p>
          <text:p text:style-name="P31"><text:s/>10.Justificativa<text:tab/>8</text:p>
          <text:p text:style-name="P31"><text:s/>11.Metodologia<text:tab/>9</text:p>
          <text:p text:style-name="P31"><text:s/>12.Cronograma<text:tab/>9</text:p>
          <text:p text:style-name="P31"><text:s/>13.Glossário<text:tab/>9</text:p>
          <text:p text:style-name="P31"><text:s/>14.Referências Preliminares<text:tab/>9</text:p>
          <text:p text:style-name="P31"><text:s/>15.Proposta de Sumário<text:tab/>12</text:p>
        </text:index-body>
      </text:table-of-content>
      <text:p text:style-name="P4"/>
      <text:list text:style-name="L1" text:continue-numbering="true">
        <text:list-header>
          <text:h text:style-name="P3" text:outline-level="1" text:is-list-header="true"/>
        </text:list-header>
        <text:list-item>
          <text:h text:style-name="P1" text:outline-level="1">Identificação do Projeto de Monografia</text:h>
        </text:list-item>
      </text:list>
      <text:p text:style-name="P4"/>
      <text:list text:style-name="L2">
        <text:list-item>
          <text:p text:style-name="P17"><text:span text:style-name="T1">Título</text:span>: Invalidade Jurídica do Processo Virtual não Assinado Eletronicamente Através de Certificado Digital</text:p>
        </text:list-item>
        <text:list-item>
          <text:p text:style-name="P17"><text:span text:style-name="T1">Autor</text:span>: Dante Siqueira Regis</text:p>
        </text:list-item>
        <text:list-item>
          <text:p text:style-name="P17"><text:span text:style-name="T1">Orientador</text:span>:</text:p>
        </text:list-item>
        <text:list-item>
          <text:p text:style-name="P17"><text:span text:style-name="T1">Área de Concentração</text:span>: Direito Processual</text:p>
        </text:list-item>
        <text:list-item>
          <text:p text:style-name="P17"><text:span text:style-name="T1">Linha de Pesquisa</text:span>: Processo Virtual</text:p>
        </text:list-item>
        <text:list-item>
          <text:p text:style-name="P17"><text:span text:style-name="T1">Duração</text:span>:</text:p>
        </text:list-item>
      </text:list>
      <text:p text:style-name="P4"/>
      <text:p text:style-name="P4"/>
      <text:list text:style-name="L1" text:continue-numbering="true">
        <text:list-item>
          <text:h text:style-name="P1" text:outline-level="1">Tema</text:h>
        </text:list-item>
      </text:list>
      <text:p text:style-name="P4">A validade jurídica das peças processuais não assinadas por certificado digital no processo judicial virtual.</text:p>
      <text:list text:style-name="L1" text:continue-numbering="true">
        <text:list-item>
          <text:h text:style-name="P3" text:outline-level="1">Delimitação do tema</text:h>
        </text:list-item>
      </text:list>
      <text:p text:style-name="P4">A validade jurídica das peças processuais não assinadas digitalmente, sua volatilidade e a necessidade de ratificação de seu conteúdo.</text:p>
      <text:list text:style-name="L1" text:continue-numbering="true">
        <text:list-item>
          <text:h text:style-name="P2" text:outline-level="1">Formulação do Problema</text:h>
          <text:list>
            <text:list-item>
              <text:h text:style-name="P25" text:outline-level="2">Problema</text:h>
            </text:list-item>
          </text:list>
        </text:list-item>
      </text:list>
      <text:p text:style-name="P4">Tem validade a peça juntada ao processo através de meio digital de armazenamento de dados quando não for assinado digitalmente pelo remetente?</text:p>
      <text:list text:style-name="L1" text:continue-numbering="true">
        <text:list-item>
          <text:list text:continue-numbering="true">
            <text:list-item>
              <text:h text:style-name="Heading_20_2" text:outline-level="2">Sub-problemas</text:h>
            </text:list-item>
          </text:list>
        </text:list-item>
      </text:list>
      <text:p text:style-name="P4">Admitindo-se a validade das peças digitais não assinadas por certificado digital, seu conteúdo pode ser contestado pela própria parte, pela parte adversa ou por terceiros? O mesmo pode ocorrer com atos do juiz ou de seus auxiliares?</text:p>
      <text:p text:style-name="P4">Os processos judiciais exclusivamente virtuais não assinados digitalmente devem ser considerados válidos?</text:p>
      <text:list text:style-name="L1" text:continue-numbering="true">
        <text:list-item>
          <text:h text:style-name="Heading_20_1" text:outline-level="1">Objetivos</text:h>
          <text:list>
            <text:list-item>
              <text:h text:style-name="Heading_20_2" text:outline-level="2">Objetivo Geral</text:h>
            </text:list-item>
          </text:list>
        </text:list-item>
      </text:list>
      <text:p text:style-name="P4">Determinar se as peças eletrônicas juntadas ao processo possuem validade ou não. <text:s/></text:p>
      <text:list text:style-name="L1" text:continue-numbering="true">
        <text:list-item>
          <text:list text:continue-numbering="true">
            <text:list-item>
              <text:h text:style-name="Heading_20_2" text:outline-level="2">Objetivos Específicos</text:h>
            </text:list-item>
          </text:list>
        </text:list-item>
      </text:list>
      <text:list text:style-name="L3">
        <text:list-item>
          <text:p text:style-name="P18">Analisar a base teórica existente sobre a validade jurídica de documentos assinados digitalmente</text:p>
        </text:list-item>
        <text:list-item>
          <text:p text:style-name="P18">Identificar a existência de sistemas informáticos de processos judiciais virtuais que não utilizem certificação digital.</text:p>
        </text:list-item>
        <text:list-item>
          <text:p text:style-name="P18"><text:soft-page-break/>Analisar a possibilidade de modificação do conteúdo de documentos digitais sem assinatura por certificado digital.</text:p>
        </text:list-item>
      </text:list>
      <text:p text:style-name="P4"/>
      <text:list text:style-name="L1" text:continue-numbering="true">
        <text:list-item>
          <text:h text:style-name="Heading_20_1" text:outline-level="1">Hipóteses</text:h>
        </text:list-item>
      </text:list>
      <text:list text:style-name="L4">
        <text:list-item>
          <text:p text:style-name="P19">O arquivo digital não assinado eletrônicamente não possui os pré-requisitos de um documento (imutabilidade, identificação e ), e não pode, portanto, ser considerado como manifestação válida da parte em um processo judicial.</text:p>
        </text:list-item>
        <text:list-item>
          <text:p text:style-name="P19">As partes têm o direito de exigir ratificação escrita, ou digitalmente assinada, do conteúdo das peças das partes adversas e também o de contestar o conteúdo das peças por elas produzidas quando não assinadas digitalmente por falha técnica ou inépcia do sistema informatizado do Poder Judiciário. </text:p>
        </text:list-item>
        <text:list-item>
          <text:p text:style-name="P19">Os processos judiciais exclusivamente virtuais, sem contra-parte escrita e devidamente autografada, não devem ser considerados válidos, em função da volatilidade de suas informações.</text:p>
          <text:p text:style-name="P19"/>
        </text:list-item>
      </text:list>
      <text:list text:style-name="L1" text:continue-numbering="true">
        <text:list-item>
          <text:h text:style-name="Heading_20_1" text:outline-level="1">Variáveis</text:h>
        </text:list-item>
      </text:list>
      <text:list text:style-name="L5">
        <text:list-item>
          <text:p text:style-name="P20">As partes</text:p>
        </text:list-item>
        <text:list-item>
          <text:p text:style-name="P20">O Juiz </text:p>
        </text:list-item>
        <text:list-item>
          <text:p text:style-name="P20">Os Sistemas Informatizado dos Tribunais</text:p>
        </text:list-item>
        <text:list-item>
          <text:p text:style-name="P20">Certificação Digital</text:p>
        </text:list-item>
        <text:list-item>
          <text:p text:style-name="P20">Documento Eletrônico</text:p>
        </text:list-item>
      </text:list>
      <text:p text:style-name="P4"/>
      <text:list text:style-name="L1" text:continue-numbering="true">
        <text:list-item>
          <text:h text:style-name="Heading_20_1" text:outline-level="1">Marco Teórico de Referência</text:h>
        </text:list-item>
      </text:list>
      <text:p text:style-name="P4"><text:tab/>Sobre o tema deste projeto de monografia, ainda não foram encontrados autores que o abordassem diretamente, mas apenas textos sobre aspectos importantes do tema, como a validade jurídica da assinatura digital, por exemplo. </text:p>
      <text:p text:style-name="P4"><text:tab/>Em artigo publicado em 2006, Gustavo Binenbojm discute a eficácia da divulgação de atos do Poder Público via Internet em face do princípio da Publicidade Administrativa. Segundo seu <text:soft-page-break/>entendimento, a substituição feita pelo INPI – Instituto Nacional da Propriedade Intelectual – de sua revista impressa pela versão eletrônica fere o citado princípio por várias razões. Alega o autor que a Constituição Federal, ao instituir o princípio da Publicidade em seu art. 37 <text:span text:style-name="T2">caput</text:span><text:span text:style-name="T3">, determinou aos agentes públicos a adoção, de forma progressiva, dos comportamentos necessários à disseminação de seus atos tendente a atingir o maior grau possível de difusão e conhecimento por parte da </text:span><text:span text:style-name="T3">população. </text:span></text:p>
      <text:p text:style-name="P4"><text:span text:style-name="T3"><text:tab/>Vedar a publicação impressa teria, portanto, afrontado esse mandado constitucional, convertendo-o, de um mandado de otimização, conforme ensina Robert Alexy, para, nas palavras do autor, um </text:span><text:span text:style-name="T2">mandado de pessimização</text:span><text:span text:style-name="T3">, por restringir o alcance da publicação anteriormente existente. <text:s/>No entendimento do autor, com o péssimo grau de inclusão digital existente em nosso país, onde 79% dos habitantes nunca manuseou um computador e 89% nunca acessou a internet, a supressão da da edição impressa da revista em nada contribui para a publicidade dos atos administrativos que passam a ser disponíveis apenas em forma eletrônica. </text:span></text:p>
      <text:p text:style-name="P4"><text:span text:style-name="T3"><text:tab/>Discorrendo sobre o Certificado Digital e seu uso nos documentos eletrônicos, Angelo Boreggio Neto e Gustavo Nahasan apresentam um breve histórico sobre a regulamentação da certificação digital na legislação internacional, incluindo o projeto Clipper, que estabelecia uma forma de criptografia especial, permitindo ao governo dos Estados Unidos ler qualquer mensagem que utilizasse esse sistema, o </text:span><text:span text:style-name="T2">Digital Signature Act of Utah</text:span><text:span text:style-name="T3">, primeira regulamentação legal no mundo acerca da certificação digital, e a Lei Modelo do Comércio Eletrônico (Resolução da Assembléia Geral da ONU no. 51/162 de 1996) que estabelecia requisitos para que o documento digital tenha função equivalente ao escrito. </text:span></text:p>
      <text:p text:style-name="P5"><text:tab/>Segundo os autores, o documento digital é uma representação da realidade, seja textual gráfica ou sonora, que, normalmente, é volátil e de fácil alteração e falsificação. No entanto, através de mecanismos informáticos, como a certificação digital, que sana uma imperfeição ínsita das comunicações veiculadas no meio digital: a incerteza quanto à identidade, é possível que adquiram as três características fundamentais de um documento em papel: a integridade, a autenticidade e a tempestividade, e assim possam servir às três funções dos documentos: identificativa, declaratória e probatória. </text:p>
      <text:p text:style-name="P5"><text:tab/>No documento em papel, a integridade é verificada pela existência ou não de contrafação – rasura, escritos posteriores. No documento digital, a assinatura digital é inexoravelmente violada com qualquer mínima alteração no conteúdo do documento. </text:p>
      <text:p text:style-name="P5"><text:tab/>A identificação do autor pode ser realizada através de autoridades certificadoras, como a <text:soft-page-break/>ICP-BRASIL, instituída pela Medida Provisória 2.200, que armazenam certificados para aferição de autenticidade das assinaturas digitais. </text:p>
      <text:p text:style-name="P5"><text:tab/>Defendem os autores que a validade do documento eletrônico em si, apenas por ser eletrônico, não deve ser questionada. Afinal, se a lei permite a existência de contratos verbais, por exemplo, não há porque negar validade aos contratos eletrônicos. Ainda segundo os autores, a volatilidade característica do meio eletrônico, que faz algumas pessoas manterem receio quanto a esses documentos é sanada pelo certificado digital. Justificam ainda o uso do documento eletrônico como meio de prova com fundamento no art. 322 do CPC, que determina serem todos os meios legais e moralmente legítimos hábeis para provar a verdade dos fatos. O documento digital só não poderia ser utilizado como prova para os casos em que a lei impõe determinada forma ao negócio jurídico que não é suportada pelos meios eletrônicos. </text:p>
      <text:p text:style-name="P5"><text:tab/>Concluem os autores que a falta de regulamentação e de atribuição de validade jurídica aos documentos digitais representavam empecilhos ao desenvolvimento do comércio eletrônico. O entendimento mais correto é o de dar validade aos documentos digitais, apesar da relutância de alguns autores em admiti-lo, pois com a assinatura digital, o criador do documento tem a certeza de que o documento não será alterado sem o seu consentimento, assim como o destinatário poderá confiar na procedência e integridade da mensagem, assim como pode saber que foi enviado exatamente na hora indicada. </text:p>
      <text:p text:style-name="P5"><text:tab/>Em seu artigo “A Informatização do Processo Judicial – da 'Lei do Fax' à Lei nº 11.419/2006: uma Breve Retrospectiva Legislativa”, o Dr. Demócrito Reinaldo Filho mostra a evolução do tratamento legislativo dado ao procedimento judicial virtual. Comentando a Lei 11.419/06, afirma que esta contemplou avanços tecnológicos recentes, englobando o Diário de Justiça <text:span text:style-name="T2">online</text:span>, a citação e intimação eletrônica, certificação digital, além de algumas alterações no CPC para acomodar as novas modificações.</text:p>
      <text:p text:style-name="P5"><text:tab/>Segundo o autor, o debate acerca da idéia de um processo judicial completamente virtual teve início com um texto apresentado pela Ajufe à Comissão de Participação Legislativa da Câmara, em 2001. Este texto adotou o princípio da validade de todos os atos necessários à virtualização do processo: envio e recebimento de petições, armazenamento das peças, coleta de depoimentos e comunicação dos atos processuais.</text:p>
      <text:p text:style-name="P5"><text:tab/>Afirma Reinaldo Filho que o primeiro passo na direção da virtualização foi dado pela Lei 9.800/99, que autorizou o uso de sistemas de transmissão de dados para a prática de atos processuais, incluindo-se aí o meio eletrônico. A Lei, no entanto, permitia apenas o trânsito <text:soft-page-break/>eletrônico das peças processuais, devendo o seu armazenamento continuar a ser realizado em meio físico. A própria Lei não dispensou as partes de entregar os originais, além de autorizar apenas a transmissão de petições por meio eletrônico, não permitindo outros atos processuais, como audiências e sentenças.</text:p>
      <text:p text:style-name="P5"><text:tab/>Em seguida, a Lei 10.259/01 disciplinou os Juizados Federais, e trouxe algumas inovações, como a autorização a recepção de peças processuais por meio eletrônico sem a exigência de posterior apresentação do original, ou a realização de sessões da Turma de Uniformização Jurisprudencial por videoconferência quando residentes em cidades diferentes. </text:p>
      <text:p text:style-name="P5"><text:tab/>As implementações iniciais do sistema receberam críticas por não garantir a identidade dos usuários. Sem a inscrição presencial no sistema, qualquer um poderia se inscrever através do site alegando ser outra pessoa. Além dos Juizados Federais, os sistemas dos demais tribunais também não tinham implantado métodos de controle da identidade real do remetente.</text:p>
      <text:p text:style-name="P5"><text:tab/>Em agosto de 2006, a Lei 11.341/06 permitiu aos recorrentes, em recurso especial ou extraordinário fundado em divergência jurisprudencial comprovar o dissídio com os julgados reproduzidos na Internet. No mesmo ano, a Lei 11.382/06 criou a penhora <text:span text:style-name="T2">online</text:span>, e o leilão <text:span text:style-name="T2">online</text:span>. </text:p>
      <text:p text:style-name="P5"><text:tab/>Por fim, a Lei 11.419/06, marco inicial do processo legislativo de regulamentação do procedimento judicial eletrônico propriamente dito, admite o processo virtual em qualquer jurisdição e órgão. </text:p>
      <text:p text:style-name="P4"><text:tab/></text:p>
      <text:list text:style-name="L1" text:continue-numbering="true">
        <text:list-item>
          <text:h text:style-name="Heading_20_1" text:outline-level="1">Justificativa</text:h>
        </text:list-item>
      </text:list>
      <text:p text:style-name="P4"/>
      <text:p text:style-name="P4"><text:tab/>Nos últimos anos, a Justiça Brasileira iniciou um movimento aparentemente inexorável em direção à virtualização do processo judicial. Apoiados na constante demanda social pela celeridade, os Tribunais implementam seus sistemas informáticos de virtualização judicial e as decisões que transformam a vida da sociedade passam a existir apenas como conjuntos de anomalias magnéticas dentro de computadores dos diversos órgãos do Poder Judiciário.</text:p>
      <text:p text:style-name="P4"><text:tab/>Diante da imperativa necessidade de certeza quanto a fidelidade do conteúdo do documentos armazenados dessa forma em relação a intenção do autor do documento e, especialmente, quanto à imutabilidade desses mesmos documentos, é que se faz imprescindível uma análise das implementações dos processos virtuais realizadas pelos Tribunais. </text:p>
      <text:p text:style-name="P4"><text:soft-page-break/><text:tab/>Procura-se, com esse estudo, demonstrar aos juristas e, especialmente, à sociedade, que a fiscalização dos novos serviços digitais apresentados pelo Poder Judiciário é necessária para garantir a segurança jurídica. Se as implementações de sistemas processuais virtuais feitas de maneira inadequada podem levar a um estágio de insegurança inadmissível, a ponto de permitir questionar se o conteúdo de uma sentença publicada no Diário Oficial (também virtual, é bom que seja dito) <text:s/>é o mesmo que foi determinado pelo juízo responsável, não se pode permitir que persitam sem que seja do conhecimento de todos essa possibilidade, pois cabe apenas à sociedade escolher se o anseio pela celeridade deve prevalescer sobre o fundamento mais elementar do Direito: a segurança.</text:p>
      <text:p text:style-name="P4"><text:tab/></text:p>
      <text:list text:style-name="L1" text:continue-numbering="true">
        <text:list-item>
          <text:h text:style-name="Heading_20_1" text:outline-level="1">Metodologia</text:h>
        </text:list-item>
      </text:list>
      <text:p text:style-name="P4"/>
      <text:p text:style-name="P4"><text:tab/>Para o desenvolvimento do trabalho, utilizar-se-á o método dedutivo, utilizando como apoio os princípios norteadores do Direito Processual Brasileiro. </text:p>
      <text:p text:style-name="P4"/>
      <text:list text:style-name="L1" text:continue-numbering="true">
        <text:list-item>
          <text:h text:style-name="Heading_20_1" text:outline-level="1">Cronograma</text:h>
        </text:list-item>
      </text:list>
      <table:table table:name="Table1" table:style-name="Table1">
        <table:table-column table:style-name="Table1.A"/>
        <table:table-column table:style-name="Table1.B" table:number-columns-repeated="11"/>
        <table:table-row>
          <table:table-cell table:style-name="Table1.A1" office:value-type="string">
            <text:p text:style-name="P28">Fases da Pesquisa</text:p>
          </table:table-cell>
          <table:table-cell table:style-name="Table1.A1" office:value-type="string">
            <text:p text:style-name="P29">Abr</text:p>
          </table:table-cell>
          <table:table-cell table:style-name="Table1.A1" office:value-type="string">
            <text:p text:style-name="P29">Mai</text:p>
          </table:table-cell>
          <table:table-cell table:style-name="Table1.A1" office:value-type="string">
            <text:p text:style-name="P29">Jun</text:p>
          </table:table-cell>
          <table:table-cell table:style-name="Table1.A1" office:value-type="string">
            <text:p text:style-name="P29">Jul</text:p>
          </table:table-cell>
          <table:table-cell table:style-name="Table1.A1" office:value-type="string">
            <text:p text:style-name="P29">Ago</text:p>
          </table:table-cell>
          <table:table-cell table:style-name="Table1.A1" office:value-type="string">
            <text:p text:style-name="P29">Set</text:p>
          </table:table-cell>
          <table:table-cell table:style-name="Table1.A1" office:value-type="string">
            <text:p text:style-name="P29">Out</text:p>
          </table:table-cell>
          <table:table-cell table:style-name="Table1.A1" office:value-type="string">
            <text:p text:style-name="P29">Nov</text:p>
          </table:table-cell>
          <table:table-cell table:style-name="Table1.A1" office:value-type="string">
            <text:p text:style-name="P29">Dez</text:p>
          </table:table-cell>
          <table:table-cell table:style-name="Table1.A1" office:value-type="string">
            <text:p text:style-name="P29">Jan</text:p>
          </table:table-cell>
          <table:table-cell table:style-name="Table1.L1" office:value-type="string">
            <text:p text:style-name="P29">Fev</text:p>
          </table:table-cell>
        </table:table-row>
        <table:table-row>
          <table:table-cell table:style-name="Table1.A2" office:value-type="string">
            <text:p text:style-name="P28">Escolha do Tema, formulação do problema</text:p>
          </table:table-cell>
          <table:table-cell table:style-name="Table1.A2" office:value-type="string">
            <text:p text:style-name="P29">X</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
          </table:table-cell>
        </table:table-row>
        <table:table-row>
          <table:table-cell table:style-name="Table1.A2" office:value-type="string">
            <text:p text:style-name="P28">Levantamento Bibliográfico</text:p>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
          </table:table-cell>
        </table:table-row>
        <table:table-row>
          <table:table-cell table:style-name="Table1.A2" office:value-type="string">
            <text:p text:style-name="P28">Documentação</text:p>
          </table:table-cell>
          <table:table-cell table:style-name="Table1.A2" office:value-type="string">
            <text:p text:style-name="P29"/>
          </table:table-cell>
          <table:table-cell table:style-name="Table1.A2" office:value-type="string">
            <text:p text:style-name="P29">X</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
          </table:table-cell>
        </table:table-row>
        <table:table-row>
          <table:table-cell table:style-name="Table1.A2" office:value-type="string">
            <text:p text:style-name="P28">Formação do Marco Teórico de Referência</text:p>
          </table:table-cell>
          <table:table-cell table:style-name="Table1.A2" office:value-type="string">
            <text:p text:style-name="P29"/>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
          </table:table-cell>
        </table:table-row>
        <table:table-row>
          <table:table-cell table:style-name="Table1.A2" office:value-type="string">
            <text:p text:style-name="P28">Elaboração do Projeto</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
          </table:table-cell>
        </table:table-row>
        <table:table-row>
          <table:table-cell table:style-name="Table1.A2" office:value-type="string">
            <text:p text:style-name="P28">Revisão da Metodologia</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X</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
          </table:table-cell>
        </table:table-row>
        <table:table-row>
          <table:table-cell table:style-name="Table1.A2" office:value-type="string">
            <text:p text:style-name="P28">Redação da Monografia</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X</text:p>
          </table:table-cell>
          <table:table-cell table:style-name="Table1.A2" office:value-type="string">
            <text:p text:style-name="P29">X</text:p>
          </table:table-cell>
          <table:table-cell table:style-name="Table1.L2" office:value-type="string">
            <text:p text:style-name="P29"/>
          </table:table-cell>
        </table:table-row>
        <table:table-row>
          <table:table-cell table:style-name="Table1.A2" office:value-type="string">
            <text:p text:style-name="P28">Adequação às normas da ABNT</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X</text:p>
          </table:table-cell>
          <table:table-cell table:style-name="Table1.L2" office:value-type="string">
            <text:p text:style-name="P29"/>
          </table:table-cell>
        </table:table-row>
        <table:table-row>
          <table:table-cell table:style-name="Table1.A2" office:value-type="string">
            <text:p text:style-name="P28">Revisão final do texto</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X</text:p>
          </table:table-cell>
          <table:table-cell table:style-name="Table1.L2" office:value-type="string">
            <text:p text:style-name="P29"/>
          </table:table-cell>
        </table:table-row>
        <table:table-row>
          <table:table-cell table:style-name="Table1.A2" office:value-type="string">
            <text:p text:style-name="P28">Depósito da Monografia</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X</text:p>
          </table:table-cell>
          <table:table-cell table:style-name="Table1.L2" office:value-type="string">
            <text:p text:style-name="P29"/>
          </table:table-cell>
        </table:table-row>
        <table:table-row>
          <table:table-cell table:style-name="Table1.A2" office:value-type="string">
            <text:p text:style-name="P28">Defesa da Monografia</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L2" office:value-type="string">
            <text:p text:style-name="P29">X</text:p>
          </table:table-cell>
        </table:table-row>
      </table:table>
      <text:p text:style-name="P4"/>
      <text:list text:style-name="L1" text:continue-numbering="true">
        <text:list-item>
          <text:h text:style-name="Heading_20_1" text:outline-level="1"><text:soft-page-break/>Referências Preliminares</text:h>
        </text:list-item>
      </text:list>
      <text:p text:style-name="P6"/>
      <text:p text:style-name="P11"><text:span text:style-name="T4">_____. </text:span><text:span text:style-name="T1">A garantia da razoável duração do processo como direito fundamental do indivíduo</text:span><text:span text:style-name="T4">. in Revista da Faculdade de Direito de Campos. Ano VIII, nº 10. </text:span></text:p>
      <text:p text:style-name="P11"><text:span text:style-name="T4">BOREGGIO NETO, Angelo. NAHASAN, Gustavo. </text:span><text:span text:style-name="T1">Certificado Digital</text:span><text:span text:style-name="T4">. in Revista Jurídica, v. 9. nº 1. Jan-Jun 2007. Classe: 340 Tombo: 1337.</text:span></text:p>
      <text:p text:style-name="P11">ALVIM, Arruda. <text:span text:style-name="T1">Manual de direito processual civil.</text:span> Chamada: 347.91/.95(81) A475m. </text:p>
      <text:p text:style-name="P11"><text:span text:style-name="T4">ANTONINI, Eduardo Kenzi. </text:span><text:span text:style-name="T1">Sessão Eletrônica de Julgamento: e-Jus</text:span><text:span text:style-name="T4">. in iP – Informática Pública, vol 05, nº 02. Jul-Dez 2003. Classe: 35:5/9.72</text:span></text:p>
      <text:p text:style-name="P11"><text:span text:style-name="T4">BARRA, Marcello Cavalcanti. </text:span><text:span text:style-name="T1">Infra-estrutura de Chaves Públicas Brasileira (ICP-Brasil) e a Formação do Estado Eletrônico</text:span><text:span text:style-name="T4">. in iP – Informática Pública, vol 08, nº 02. Mar-Ago 2007. </text:span></text:p>
      <text:p text:style-name="P11">BINENBOJM, Gustavo. <text:span text:style-name="T1">O princípio da publicidade administrativa e a eficácia da divulgação de atos do Poder Público pela Internet</text:span><text:span text:style-name="T4"> in RDE – Revista do Direito do Estado, nº 1/2006. Classe: 34. Sem Tombo.</text:span></text:p>
      <text:p text:style-name="P11"><text:span text:style-name="T4">BRASIL.</text:span><text:span text:style-name="T1"> Lei 10.259</text:span><text:span text:style-name="T4"> de 12 de julho de 2001.</text:span></text:p>
      <text:p text:style-name="P11"><text:span text:style-name="T4">BRASIL. </text:span><text:span text:style-name="T1">Lei 10.358</text:span><text:span text:style-name="T4"> de 27 de dezembro de 2001.</text:span></text:p>
      <text:p text:style-name="P11"><text:span text:style-name="T4">BRASIL. </text:span><text:span text:style-name="T1">Lei 11.280</text:span><text:span text:style-name="T4"> de 16 de fevereiro de 2006.</text:span></text:p>
      <text:p text:style-name="P11"><text:span text:style-name="T4">BRASIL. </text:span><text:span text:style-name="T1">Lei 11.341</text:span><text:span text:style-name="T4"> de 07 de agosto de 2006.</text:span></text:p>
      <text:p text:style-name="P11"><text:span text:style-name="T4">BRASIL. </text:span><text:span text:style-name="T1">Lei 11.382</text:span><text:span text:style-name="T4"> de 06 e dezembro de 2006.</text:span></text:p>
      <text:p text:style-name="P11">BRASIL. <text:span text:style-name="T1">Lei 11.419</text:span><text:span text:style-name="T4"> de 19 de dezembro de 2006.</text:span></text:p>
      <text:p text:style-name="P11"><text:soft-page-break/><text:span text:style-name="T4">BRASIL. </text:span><text:span text:style-name="T1">Lei 9.800</text:span><text:span text:style-name="T4"> de 26 de maio de 1999.</text:span></text:p>
      <text:p text:style-name="P11"><text:span text:style-name="T4">BRASIL. </text:span><text:span text:style-name="T1">Medida Provisória 2.200</text:span><text:span text:style-name="T4">.</text:span></text:p>
      <text:p text:style-name="P11">CÂMARA, Alexandre Freitas. <text:span text:style-name="T1">Lições de direito processual civil. </text:span>Chamada: 347.9 C173l </text:p>
      <text:p text:style-name="P11">COMER, Douglas E. <text:span text:style-name="T1">The internet book : everything you need to know about computer networking and how the internet works</text:span>. Chamada: 681.324+004.7 <text:s text:c="3"/>C732i</text:p>
      <text:p text:style-name="P11">CRETELLA NETO, Jose. <text:span text:style-name="T1">Fundamentos principiologicos do processo civil</text:span>. Chamada 347.91/.95 C924f </text:p>
      <text:p text:style-name="P11">DIDIER JR., Fredie. <text:span text:style-name="T1">Curso de direito processual civil : teoria geral do processo e processo de conhecimento</text:span>. Chamada: 347.91/.95(81) </text:p>
      <text:p text:style-name="P11"><text:span text:style-name="T4">FREITAS, Christiana Soares de. VERONESE, Alexandre. </text:span><text:span text:style-name="T1">Segredo e Democracia: Certificação Digital e Software Livre</text:span><text:span text:style-name="T4">. in iP – Informática Pública, vol 08, nº 02. Mar-Ago 2007. </text:span></text:p>
      <text:p text:style-name="P11"><text:span text:style-name="T4">GARCIA, Sérgio Renato Tejada. </text:span><text:span text:style-name="T1">Informatização e Prestação Jurisdicional: Desafios e Perspectivas</text:span><text:span text:style-name="T4">. in Revista Jurídica, nº 340. Fev 2006. Classe: 34. Tombo: 2267.</text:span></text:p>
      <text:p text:style-name="P11">GRECO FILHO, Vicente. <text:span text:style-name="T1">Direito processual civil brasileiro</text:span>. Chamada: 347.91/.95(81)(094.4) G789d </text:p>
      <text:p text:style-name="P11">GRINOVER, Ada Pellegrini. <text:span text:style-name="T1">Os principios constitucionais e o codigo de processo civil.</text:span> Chamada: 347.91/.95(094.4):342 G868p </text:p>
      <text:p text:style-name="P11"><text:span text:style-name="T4">MOREIRA, José Carlos Barbosa. </text:span><text:span text:style-name="T1">O Problema da Duração dos Processos: Premissas para uma Discussão Séria</text:span><text:span text:style-name="T4"> in Direito Civil e Processual Civil, nº 12. Mai-Jun 2006. Classe 347. Tombo 002310.</text:span></text:p>
      <text:p text:style-name="P11"><text:soft-page-break/>PAINE, Stephen. <text:span text:style-name="T1">Criptografia e segurança : o guia oficial RSA</text:span>. Chamada: 681.18:004.056 B964c </text:p>
      <text:p text:style-name="P11"><text:span text:style-name="T4">REINALDO F., Demócrito. </text:span><text:span text:style-name="T1">A informatização do Processo Judicial: da Lei do Fax à Lei nº 11.419/2006: uma breve retrospectiva legislativa</text:span><text:span text:style-name="T4"> in Direito Civil e Processual Civil, nº 16. Jan-Fev 2007. Classe: 347. Tombo: 002310.</text:span></text:p>
      <text:p text:style-name="P11"><text:span text:style-name="T4">SERGIPE. Poder Judiciário. </text:span><text:span text:style-name="T1">Resolução 03/2007.</text:span></text:p>
      <text:p text:style-name="P11"><text:span text:style-name="T4">SERGIPE. Poder Judiciário.</text:span><text:span text:style-name="T1"> Resolução 23/2007</text:span><text:span text:style-name="T4">.</text:span></text:p>
      <text:p text:style-name="P12">SERGIPE. Poder Judiciário. Resolução 37/2006.</text:p>
      <text:p text:style-name="P11">STALLINGS, William. <text:span text:style-name="T1">Network and internetwork security : principles and pratice.</text:span> Chamada: 681.324+004.7 S782n </text:p>
      <text:p text:style-name="P11">TANENBAUM, Andrew S. <text:span text:style-name="T1">Computer networks</text:span>. Chamada: 681.324+004.7 <text:s text:c="3"/>T164c </text:p>
      <text:p text:style-name="P11">THEODORO JUNIOR, Humberto. <text:span text:style-name="T1">Curso de direito processual civil.</text:span> Chamada: 347.91/.95(81) T388c </text:p>
      <text:p text:style-name="P11">WAMBIER, Luiz Rodrigues. <text:span text:style-name="T1">Curso avancado de processo civil.</text:span> Chamada: 347.91/.95 W243c </text:p>
      <text:list text:style-name="L1" text:continue-numbering="true">
        <text:list-item>
          <text:h text:style-name="Heading_20_1" text:outline-level="1">Proposta de Sumário</text:h>
        </text:list-item>
      </text:list>
      <text:p text:style-name="P4"/>
      <text:list text:style-name="L6">
        <text:list-item>
          <text:p text:style-name="P21">Introdução</text:p>
        </text:list-item>
        <text:list-item>
          <text:p text:style-name="P21">Justificativa</text:p>
        </text:list-item>
        <text:list-item>
          <text:p text:style-name="P21">Objetivos</text:p>
        </text:list-item>
        <text:list-item>
          <text:p text:style-name="P21">O Princípio da Celeridade</text:p>
        </text:list-item>
        <text:list-item>
          <text:p text:style-name="P21"><text:soft-page-break/>O Princípio da Segurança Jurídica</text:p>
        </text:list-item>
        <text:list-item>
          <text:p text:style-name="P21">Documento Eletrônico e sua Validade Jurídica</text:p>
        </text:list-item>
        <text:list-item>
          <text:p text:style-name="P23"><text:span text:style-name="T5">Certificação Digital e Assinatura Digital</text:span></text:p>
        </text:list-item>
        <text:list-item>
          <text:p text:style-name="P23"><text:span text:style-name="T5">Histórico do Processo Judicial Virtual</text:span></text:p>
        </text:list-item>
        <text:list-item>
          <text:p text:style-name="P24">O Processo Virtual no Tribunal de Justiça de Sergipe</text:p>
        </text:list-item>
        <text:list-item>
          <text:p text:style-name="P21"><text:span text:style-name="T5">Considerações Fina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text:outline-styl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a">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te Regis</meta:initial-creator>
    <meta:creation-date>2008-06-17T21:05:25</meta:creation-date>
    <dc:date>2008-06-25T18:01:57</dc:date>
    <meta:print-date>2008-06-25T18:01:53</meta:print-date>
    <meta:editing-cycles>231</meta:editing-cycles>
    <meta:editing-duration>P1DT8H36M37S</meta:editing-duration>
    <meta:user-defined meta:name="Info 1"/>
    <meta:user-defined meta:name="Info 2"/>
    <meta:user-defined meta:name="Info 3"/>
    <meta:user-defined meta:name="Info 4"/>
    <meta:document-statistic meta:table-count="1" meta:image-count="0" meta:object-count="0" meta:page-count="13" meta:paragraph-count="175" meta:word-count="2402" meta:character-count="15986"/>
  </office:meta>
</office:document-meta>
</file>